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internal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string" calcext:value-type="string">
            <text:p>V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ref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string" calcext:value-type="string">
            <text:p>Rint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final</text:p>
          </table:table-cell>
          <table:table-cell table:formula="of:=[.C4]*[.C3]/([.C3]+[.C5])" office:value-type="float" office:value="2.99150141643059" calcext:value-type="float">
            <text:p>2.99150141643059</text:p>
          </table:table-cell>
          <table:table-cell/>
          <table:table-cell office:value-type="string" calcext:value-type="string">
            <text:p>Rref</text:p>
          </table:table-cell>
          <table:table-cell table:formula="of:=[.F5]*([.F4]-[.F3])/[.F3]" office:value-type="float" office:value="3200" calcext:value-type="float">
            <text:p>3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10:44:45.805762094</meta:creation-date>
    <dc:date>2020-09-26T15:01:29.760074299</dc:date>
    <meta:editing-duration>PT3H45M33S</meta:editing-duration>
    <meta:editing-cycles>1</meta:editing-cycles>
    <meta:document-statistic meta:table-count="1" meta:cell-count="16" meta:object-count="0"/>
    <meta:generator>LibreOffice/6.4.5.2$Linux_X86_64 LibreOffice_project/40$Build-2</meta:generator>
  </office:meta>
</office:document-meta>
</file>